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543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5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121">
      <style:table-cell-properties fo:background-color="#ffffd7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21">
      <style:table-cell-properties fo:background-color="#ffd8c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21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de8cb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ackground-color="#ffd8c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99">
      <style:table-cell-properties fo:background-color="#dde8cb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21">
      <style:table-cell-properties fo:background-color="#ffff6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fo:background-color="#ffb66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1">
      <style:table-cell-properties fo:background-color="#ffaa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visibility="collapse" table:default-cell-style-name="ce11"/>
        <table:table-column table:style-name="co2" table:default-cell-style-name="ce19"/>
        <table:table-column table:style-name="co3" table:visibility="collapse" table:number-columns-repeated="3" table:default-cell-style-name="ce19"/>
        <table:table-column table:style-name="co4" table:visibility="collapse" table:default-cell-style-name="ce19"/>
        <table:table-column table:style-name="co5" table:visibility="collapse" table:default-cell-style-name="ce19"/>
        <table:table-column table:style-name="co3" table:visibility="collapse" table:default-cell-style-name="ce19"/>
        <table:table-column table:style-name="co3" table:default-cell-style-name="ce24"/>
        <table:table-column table:style-name="co3" table:number-columns-repeated="3" table:default-cell-style-name="ce25"/>
        <table:table-column table:style-name="co3" table:number-columns-repeated="4" table:default-cell-style-name="ce24"/>
        <table:table-column table:style-name="co3" table:number-columns-repeated="4" table:default-cell-style-name="ce25"/>
        <table:table-column table:style-name="co3" table:number-columns-repeated="4" table:default-cell-style-name="ce24"/>
        <table:table-column table:style-name="co3" table:number-columns-repeated="4" table:default-cell-style-name="ce25"/>
        <table:table-column table:style-name="co3" table:number-columns-repeated="4" table:default-cell-style-name="ce24"/>
        <table:table-column table:style-name="co3" table:number-columns-repeated="4" table:default-cell-style-name="ce25"/>
        <table:table-column table:style-name="co3" table:number-columns-repeated="4" table:default-cell-style-name="ce24"/>
        <table:table-column table:style-name="co3" table:number-columns-repeated="16343" table:default-cell-style-name="ce25"/>
        <table:table-row table:style-name="ro1">
          <table:table-cell table:style-name="ce1" table:number-columns-repeated="2"/>
          <table:table-cell table:style-name="ce16" office:value-type="string" calcext:value-type="string">
            <text:p>ID (D)</text:p>
          </table:table-cell>
          <table:table-cell table:style-name="ce16" table:number-columns-repeated="6"/>
          <table:table-cell table:style-name="ce1" office:value-type="string" calcext:value-type="string">
            <text:p>ID</text:p>
          </table:table-cell>
          <table:table-cell table:style-name="ce1" table:number-columns-repeated="3"/>
          <table:table-cell table:style-name="ce26" office:value-type="string" calcext:value-type="string" table:number-columns-spanned="2" table:number-rows-spanned="1">
            <text:p>Symb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unt</text:p>
          </table:table-cell>
          <table:covered-table-cell table:style-name="ce1"/>
          <table:table-cell table:style-name="ce1" table:number-columns-repeated="4"/>
          <table:table-cell table:style-name="ce1" office:value-type="string" calcext:value-type="string" table:number-columns-spanned="2" table:number-rows-spanned="1">
            <text:p>Symbol</text:p>
          </table:table-cell>
          <table:covered-table-cell table:style-name="ce1"/>
          <table:table-cell table:style-name="ce26" office:value-type="string" calcext:value-type="string" table:number-columns-spanned="2" table:number-rows-spanned="1">
            <text:p>Count</text:p>
          </table:table-cell>
          <table:covered-table-cell table:style-name="ce1"/>
          <table:table-cell table:style-name="ce1" table:number-columns-repeated="4"/>
          <table:table-cell table:style-name="ce1" office:value-type="string" calcext:value-type="string" table:number-columns-spanned="2" table:number-rows-spanned="1">
            <text:p>Symbol</text:p>
          </table:table-cell>
          <table:covered-table-cell table:style-name="ce1"/>
          <table:table-cell table:style-name="ce26" office:value-type="string" calcext:value-type="string" table:number-columns-spanned="2" table:number-rows-spanned="1">
            <text:p>Count</text:p>
          </table:table-cell>
          <table:covered-table-cell table:style-name="ce1"/>
          <table:table-cell table:style-name="ce1" table:number-columns-repeated="4"/>
          <table:table-cell table:style-name="ce1" office:value-type="string" calcext:value-type="string" table:number-columns-spanned="2" table:number-rows-spanned="1">
            <text:p>Symbol</text:p>
          </table:table-cell>
          <table:covered-table-cell table:style-name="ce1"/>
          <table:table-cell table:style-name="ce26" office:value-type="string" calcext:value-type="string" table:number-columns-spanned="2" table:number-rows-spanned="1">
            <text:p>Count</text:p>
          </table:table-cell>
          <table:covered-table-cell table:style-name="ce1"/>
          <table:table-cell table:style-name="ce1" table:number-columns-repeated="16343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lime Knight, Healslim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Hipster, Witch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3F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ummy Boy (2), Mummy (2), Mummy Boy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B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2B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Infernal Armour, Cureslim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" calcext:value-type="float">
            <text:p>0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Khalamari Kid (3), King Squid (2), Khalamari Kid (3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" calcext:value-type="float">
            <text:p>0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E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F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E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Tentacular, Khalamari Kid (4), King Squi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" calcext:value-type="float">
            <text:p>0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" calcext:value-type="float">
            <text:p>0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E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6" calcext:value-type="float">
            <text:p>06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F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Treeface (2), Treevil (2), Treeface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" calcext:value-type="float">
            <text:p>0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5F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Cureslime, Notso Macho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ummy Boy (3), Blood Mummy (3), Mummy (3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" calcext:value-type="float">
            <text:p>0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B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A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uffalogre, Mohawker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C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D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iquid Metal Slime (3), Metal King Slime, Liquid Metal Slime (3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Gigantes, Stone Guardia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6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ark Macarbour (2), Treevil (2), Treeface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F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5F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ethal Armour, Curselime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7C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Goodybag, Night Emperor, Goodybag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5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g o' Laughs, Puppeteer, Bag o' Laughs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inky, Puppeteer, Winky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Jum, Mum, Boh, Bo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1B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1A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1C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Kee, Jab, Ber, Woc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1F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1D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1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Right Wing, Head of State, Body Politic, Left Wing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Jum, Bo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1B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1C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ed Horn, Blue Fang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8B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C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D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lime, Slime, Slim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2D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Hammerhoo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Geyzer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F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ngerz, Mash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Khalamari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Tortured Soul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Trap Box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oul Mole (2), Don Mole, Soul Mole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rgon Lizar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Argon Lizar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Argon Lizar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Great Argon Lizar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ea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houlmagus {Form 1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houlmagus {Form 2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B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Evil Jessica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D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Hellhound (8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7" calcext:value-type="float">
            <text:p>07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Hellhound (5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8" calcext:value-type="float">
            <text:p>08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Hellhound (3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Hellhound (3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Hellhound (8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7" calcext:value-type="float">
            <text:p>07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Captain Crow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F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ed Horn, Blue Fang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Empyrea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ark Turkey, Gemon, Dark Condor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3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Evil Sir Leopol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arcello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King Squi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oss Troll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hapthorne {Form 1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ancing Flame, Servant of Darkness, Dancing Flam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tatue of Jessica, Statue of Hero, Statue of Yangus, Statue of Angelo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egalodon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ui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hapthorne {Form 2, Invulnerable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hapthorne {Form 2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A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ord of the Dragovians {Dragon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C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6" office:value-type="string" calcext:value-type="string">
            <text:p>Monster Arena: Rank G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G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8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G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8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F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F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F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E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E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E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9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D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9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D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D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C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C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C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B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B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B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A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A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A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S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S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S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xoraptor, Shortshooter, One Knight Stan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F5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F6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F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Cannibox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D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imic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Pandora's Box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D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Lord of the Dragovians {Dragon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C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Vermillion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Emerald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ilver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6B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Golden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6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arksteel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ivine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Vermillion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Emerald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ilver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7A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Golden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7D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arksteel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ivine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Ultimate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Mumboh-jumbo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B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Jabberwocke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Democrobot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DD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Coffer of death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X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X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onster Arena: Rank X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D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D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8" office:value-type="string" calcext:value-type="string">
            <text:p>Default (None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Phoenix, Great Keeper, Phoenix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2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2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Great Keeper (4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float" office:value="9" calcext:value-type="float">
            <text:p>09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Juggerwroth {Form 1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Juggerwroth {Form 2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Geyzer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Tortured Soul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Trap Box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oul Mole in Memoriam (2), Don Mole in Memoriam, Soul Mole in Memoriam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rgon Lizard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houlmagus in Mem. {Form 1}, Dhoulmagus in Mem. {Form 1}, Dhoulmagus in Mem. {Form 1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4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4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houlmagus in Memoriam {Form 2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Evil Jessica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Captain Crow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ark Turkey in Mem., Gemon in Memoriam, Darkbird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ir Leopold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5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arcello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5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ancing Flame in Mem., Dark Servant in Mem., Dancing Flame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5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5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5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uin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2" calcext:value-type="float">
            <text:p>15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2" calcext:value-type="float">
            <text:p>15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Estark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Skeleton in Memoriam, Walking Corpse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Shadow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Crème Caraslim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Dead Bowdy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Morrimp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Gold Nugcat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Cherreevil Blosso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Santaclops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>
          <table:table-cell table:style-name="ce15" office:value-type="string" calcext:value-type="string">
            <text:p>Box of Tricks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4" office:value-type="string" calcext:value-type="string">
            <text:p>Don’t edit, add to main pool</text:p>
          </table:table-cell>
          <table:table-cell table:style-name="ce4"/>
          <table:table-cell table:number-columns-repeated="16382"/>
        </table:table-row>
        <table:table-row table:style-name="ro1">
          <table:table-cell table:style-name="ce15" office:value-type="string" calcext:value-type="string">
            <text:p>Unused</text:p>
          </table:table-cell>
          <table:table-cell table:style-name="ce15"/>
          <table:table-cell table:style-name="ce20" table:number-columns-repeated="7"/>
          <table:table-cell table:number-columns-repeated="16375"/>
        </table:table-row>
        <table:table-row table:style-name="ro1">
          <table:table-cell table:style-name="ce13" office:value-type="string" calcext:value-type="string">
            <text:p>Duplicate entry</text:p>
          </table:table-cell>
          <table:table-cell table:style-name="ce13"/>
          <table:table-cell table:style-name="ce21" table:number-columns-repeated="7"/>
          <table:table-cell table:number-columns-repeated="16375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/>
          <table:table-cell table:style-name="ce22" table:number-columns-repeated="7"/>
          <table:table-cell table:number-columns-repeated="16375"/>
        </table:table-row>
        <table:table-row table:style-name="ro1" table:number-rows-repeated="104840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1"/>
        <table:table-column table:style-name="co2" table:default-cell-style-name="ce11"/>
        <table:table-column table:style-name="co2" table:default-cell-style-name="ce19"/>
        <table:table-column table:style-name="co3" table:number-columns-repeated="3" table:default-cell-style-name="ce19"/>
        <table:table-column table:style-name="co6" table:default-cell-style-name="ce19"/>
        <table:table-column table:style-name="co7" table:default-cell-style-name="ce19"/>
        <table:table-column table:style-name="co4" table:default-cell-style-name="ce19"/>
        <table:table-column table:style-name="co7" table:default-cell-style-name="ce19"/>
        <table:table-column table:style-name="co3" table:default-cell-style-name="ce19"/>
        <table:table-column table:style-name="co3" table:default-cell-style-name="ce24"/>
        <table:table-column table:style-name="co3" table:number-columns-repeated="3" table:default-cell-style-name="ce25"/>
        <table:table-column table:style-name="co3" table:number-columns-repeated="4" table:default-cell-style-name="ce24"/>
        <table:table-column table:style-name="co3" table:number-columns-repeated="4" table:default-cell-style-name="ce25"/>
        <table:table-column table:style-name="co3" table:number-columns-repeated="4" table:default-cell-style-name="ce24"/>
        <table:table-column table:style-name="co3" table:number-columns-repeated="4" table:default-cell-style-name="ce25"/>
        <table:table-column table:style-name="co3" table:number-columns-repeated="4" table:default-cell-style-name="ce24"/>
        <table:table-column table:style-name="co3" table:number-columns-repeated="4" table:default-cell-style-name="ce25"/>
        <table:table-column table:style-name="co3" table:number-columns-repeated="4" table:default-cell-style-name="ce24"/>
        <table:table-column table:style-name="co3" table:number-columns-repeated="16341" table:default-cell-style-name="ce25"/>
        <table:table-row table:style-name="ro1">
          <table:table-cell table:style-name="ce37" office:value-type="string" calcext:value-type="string">
            <text:p>this is my custom file with different monsters</text:p>
          </table:table-cell>
          <table:table-cell table:style-name="ce1"/>
          <table:table-cell table:style-name="ce16" office:value-type="string" calcext:value-type="string">
            <text:p>ID (D)</text:p>
          </table:table-cell>
          <table:table-cell table:style-name="ce16" table:number-columns-repeated="8"/>
          <table:table-cell table:style-name="ce1" office:value-type="string" calcext:value-type="string">
            <text:p>ID</text:p>
          </table:table-cell>
          <table:table-cell table:style-name="ce1" table:number-columns-repeated="3"/>
          <table:table-cell table:style-name="ce26" office:value-type="string" calcext:value-type="string" table:number-columns-spanned="2" table:number-rows-spanned="1">
            <text:p>Symb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unt</text:p>
          </table:table-cell>
          <table:covered-table-cell table:style-name="ce1"/>
          <table:table-cell table:style-name="ce1" table:number-columns-repeated="4"/>
          <table:table-cell table:style-name="ce1" office:value-type="string" calcext:value-type="string" table:number-columns-spanned="2" table:number-rows-spanned="1">
            <text:p>Symbol</text:p>
          </table:table-cell>
          <table:covered-table-cell table:style-name="ce1"/>
          <table:table-cell table:style-name="ce26" office:value-type="string" calcext:value-type="string" table:number-columns-spanned="2" table:number-rows-spanned="1">
            <text:p>Count</text:p>
          </table:table-cell>
          <table:covered-table-cell table:style-name="ce1"/>
          <table:table-cell table:style-name="ce1" table:number-columns-repeated="4"/>
          <table:table-cell table:style-name="ce1" office:value-type="string" calcext:value-type="string" table:number-columns-spanned="2" table:number-rows-spanned="1">
            <text:p>Symbol</text:p>
          </table:table-cell>
          <table:covered-table-cell table:style-name="ce1"/>
          <table:table-cell table:style-name="ce26" office:value-type="string" calcext:value-type="string" table:number-columns-spanned="2" table:number-rows-spanned="1">
            <text:p>Count</text:p>
          </table:table-cell>
          <table:covered-table-cell table:style-name="ce1"/>
          <table:table-cell table:style-name="ce1" table:number-columns-repeated="4"/>
          <table:table-cell table:style-name="ce1" office:value-type="string" calcext:value-type="string" table:number-columns-spanned="2" table:number-rows-spanned="1">
            <text:p>Symbol</text:p>
          </table:table-cell>
          <table:covered-table-cell table:style-name="ce1"/>
          <table:table-cell table:style-name="ce26" office:value-type="string" calcext:value-type="string" table:number-columns-spanned="2" table:number-rows-spanned="1">
            <text:p>Count</text:p>
          </table:table-cell>
          <table:covered-table-cell table:style-name="ce1"/>
          <table:table-cell table:style-name="ce1" table:number-columns-repeated="16341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lime Knight, Healslim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Hipster, Witch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3F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ummy Boy (2), Mummy (2), Mummy Boy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B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2B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Infernal Armour, Cureslim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" calcext:value-type="float">
            <text:p>0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Khalamari Kid (3), King Squid (2), Khalamari Kid (3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" calcext:value-type="float">
            <text:p>0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E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F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E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Tentacular, Khalamari Kid (4), King Squi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" calcext:value-type="float">
            <text:p>0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" calcext:value-type="float">
            <text:p>0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E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6" calcext:value-type="float">
            <text:p>06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F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Treeface (2), Treevil (2), Treeface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" calcext:value-type="float">
            <text:p>0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5F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Cureslime, Notso Macho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ummy Boy (3), Blood Mummy (3), Mummy (3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" calcext:value-type="float">
            <text:p>0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B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A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Buffalogre, Mohawker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C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D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Liquid Metal Slime (3), Metal King Slime, Liquid Metal Slime (3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Gigantes, Stone Guardia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6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ark Macarbour (2), Treevil (2), Treeface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F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5F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Lethal Armour, Curselime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7C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Goodybag, Night Emperor, Goodybag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0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5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Bag o' Laughs, Puppeteer, Bag o' Laughs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Winky, Puppeteer, Winky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4" office:value-type="string" calcext:value-type="string">
            <text:p>Jum, Mum, Boh, Bo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1B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1A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1C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37"/>
        </table:table-row>
        <table:table-row table:style-name="ro1">
          <table:table-cell table:style-name="ce4" office:value-type="string" calcext:value-type="string">
            <text:p>Kee, Jab, Ber, Woc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1F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1D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1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37"/>
        </table:table-row>
        <table:table-row table:style-name="ro1">
          <table:table-cell table:style-name="ce4" office:value-type="string" calcext:value-type="string">
            <text:p>Right Wing, Head of State, Body Politic, Left Wing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Jum, Bo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1B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1C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Red Horn, Blue Fang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8B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C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D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lime, Slime, Slim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2D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Hammerhoo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Geyzer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F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Bangerz, Mash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Khalamari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Tortured Soul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Trap Box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oul Mole (2), Don Mole, Soul Mole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Argon Lizar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Argon Lizar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Argon Lizar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Great Argon Lizar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ea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houlmagus {Form 1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houlmagus {Form 2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B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Evil Jessica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D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Hellhound (8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2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7" calcext:value-type="float">
            <text:p>07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Hellhound (5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8" calcext:value-type="float">
            <text:p>08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Hellhound (3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Hellhound (3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2" calcext:value-type="float">
            <text:p>02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Hellhound (8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7" calcext:value-type="float">
            <text:p>07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Captain Crow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F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Red Horn, Blue Fang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Empyrea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ark Turkey, Gemon, Dark Condor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3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Evil Sir Leopol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arcello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King Squi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Boss Troll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Rhapthorne {Form 1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ancing Flame, Servant of Darkness, Dancing Flam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tatue of Jessica, Statue of Hero, Statue of Yangus, Statue of Angelo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egalodon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3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Rui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Rhapthorne {Form 2, Invulnerable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Rhapthorne {Form 2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A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Lord of the Dragovians {Dragon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C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6" office:value-type="string" calcext:value-type="string">
            <office:annotation office:display="true" draw:style-name="gr1" draw:text-style-name="P2" svg:width="1.1413in" svg:height="0.7083in" svg:x="6.3906in" svg:y="13.0984in" draw:caption-point-x="-0.2402in" draw:caption-point-y="0.5945in">
              <dc:date>2023-08-06T00:00:00</dc:date>
              <text:p text:style-name="P1"><text:span text:style-name="T1">These all have to have at least 3 monsters or it breaks</text:span></text:p>
            </office:annotation>
            <text:p>Monster Arena: Rank G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G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8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G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8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F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4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F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F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E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E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E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9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D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9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D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D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C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C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C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B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B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B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A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A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5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A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S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S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S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Axoraptor, Shortshooter, One Knight Stand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F5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F6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F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Cannibox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3D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imic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Pandora's Box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DE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Lord of the Dragovians {Dragon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C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Vermillion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Emerald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ilver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6B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6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Golden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6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arksteel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ivine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3" office:value-type="string" calcext:value-type="string">
            <text:p>Lord of the Dragovians {Humanoid Form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Vermillion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Emerald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ilver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7A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Golden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7D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arksteel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ivine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Ultimate Dragon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" calcext:value-type="float">
            <text:p>01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Mumboh-jumbo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B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Jabberwocke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Democrobot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7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DD</text:p>
          </table:table-cell>
          <table:table-cell table:style-name="ce27" office:value-type="float" office:value="0" calcext:value-type="float">
            <text:p>00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Coffer of death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X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X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X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D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D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8" office:value-type="string" calcext:value-type="string">
            <text:p>Default (None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Phoenix, Great Keeper, Phoenix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2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2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2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Great Keeper (4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float" office:value="9" calcext:value-type="float">
            <text:p>09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Juggerwroth {Form 1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Juggerwroth {Form 2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Geyzer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Tortured Soul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Trap Box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oul Mole in Memoriam (2), Don Mole in Memoriam, Soul Mole in Memoriam (2)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float" office:value="1" calcext:value-type="float">
            <text:p>01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Argon Lizard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8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houlmagus in Mem. {Form 1}, Dhoulmagus in Mem. {Form 1}, Dhoulmagus in Mem. {Form 1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4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4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4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houlmagus in Memoriam {Form 2}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Evil Jessica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Captain Crow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ark Turkey in Mem., Gemon in Memoriam, Darkbird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ir Leopold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5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arcello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5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Dancing Flame in Mem., Dark Servant in Mem., Dancing Flame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5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5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5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Ruin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2" calcext:value-type="float">
            <text:p>15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2" calcext:value-type="float">
            <text:p>15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Estark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Skeleton in Memoriam, Walking Corpse in Mem.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Shadow in Memoria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Crème Caraslime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Dead Bowdy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Morrimp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Gold Nugcat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9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Cherreevil Blossom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Santaclops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15" office:value-type="string" calcext:value-type="string">
            <text:p>Box of Tricks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table:style-name="ce6" office:value-type="string" calcext:value-type="string">
            <office:annotation draw:style-name="gr2" draw:text-style-name="P2" svg:width="1.1413in" svg:height="1.4787in" svg:x="6.3906in" svg:y="28.565in" draw:caption-point-x="-0.2402in" draw:caption-point-y="0.5945in">
              <dc:date>2023-08-06T00:00:00</dc:date>
              <text:p text:style-name="P1"><text:span text:style-name="T1">It’s all custom from here</text:span></text:p>
              <text:p text:style-name="P1"><text:span text:style-name="T1"/></text:p>
              <text:p text:style-name="P1"><text:span text:style-name="T1">These are basically just going to be dummies for overworld spawns</text:span></text:p>
            </office:annotation>
            <text:p>Monster Arena: Rank G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G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8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G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8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8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F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F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F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E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E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E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1" calcext:value-type="float">
            <text:p>17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9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9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D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9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D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D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E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C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AF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C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0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C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1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A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B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2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A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B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79" calcext:value-type="float">
            <text:p>17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3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B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4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A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5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9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A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2" calcext:value-type="float">
            <text:p>182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6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A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7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B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B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S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4" calcext:value-type="float">
            <text:p>184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8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S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9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3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4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5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S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A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6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7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8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X, Round 1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B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A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B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C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X, Round 2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C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CD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E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CF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onster Arena: Rank X, Round 3</text:p>
          </table:table-cell>
          <table:table-cell table:style-name="ce8" office:value-type="string" calcext:value-type="string">
            <text:p>"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": {</text:p>
          </table:table-cell>
          <table:table-cell table:style-name="ce17" office:value-type="string" calcext:value-type="string">
            <text:p>"ID":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, "CanSpawn": 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, "DoEdit": 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},</text:p>
          </table:table-cell>
          <table:table-cell table:style-name="ce23" office:value-type="string" calcext:value-type="string">
            <text:p>BD</text:p>
          </table:table-cell>
          <table:table-cell table:number-columns-repeated="3" office:value-type="float" office:value="0" calcext:value-type="float">
            <text:p>00</text:p>
          </table:table-cell>
          <table:table-cell table:style-name="ce27" office:value-type="string" calcext:value-type="string">
            <text:p>D0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7" office:value-type="string" calcext:value-type="string">
            <text:p>D2</text:p>
          </table:table-cell>
          <table:table-cell table:style-name="ce27" office:value-type="float" office:value="3" calcext:value-type="float">
            <text:p>03</text:p>
          </table:table-cell>
          <table:table-cell table:style-name="ce28" office:value-type="string" calcext:value-type="string">
            <text:p>0B</text:p>
          </table:table-cell>
          <table:table-cell table:style-name="ce28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" table:style-name="ce27" office:value-type="float" office:value="0" calcext:value-type="float">
            <text:p>00</text:p>
          </table:table-cell>
          <table:table-cell table:number-columns-repeated="2" table:style-name="ce28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37"/>
        </table:table-row>
        <table:table-row table:style-name="ro1" table:number-rows-repeated="104838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4T00:27:33.498000000</meta:creation-date>
    <dc:date>2023-08-06T16:55:03.663000000</dc:date>
    <meta:editing-duration>PT5H38M54S</meta:editing-duration>
    <meta:editing-cycles>39</meta:editing-cycles>
    <meta:generator>LibreOffice/7.4.4.2$Windows_X86_64 LibreOffice_project/85569322deea74ec9134968a29af2df5663baa21</meta:generator>
    <meta:document-statistic meta:table-count="2" meta:cell-count="16290" meta:object-count="0"/>
  </office:meta>
</office:document-meta>
</file>